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text-line-through-style="none" style:text-line-through-type="none" style:font-name="Arial" fo:font-size="14pt" fo:font-style="italic" style:text-underline-style="none" fo:font-weight="normal" style:text-blinking="false" fo:background-color="#ffffff" style:font-size-asian="14pt" style:font-style-asian="italic" style:font-size-complex="14pt" style:font-style-complex="italic"/>
    </style:style>
    <style:style style:name="P2" style:family="paragraph" style:parent-style-name="Standard">
      <style:text-properties officeooo:paragraph-rsid="001e3c91"/>
    </style:style>
    <style:style style:name="P3" style:family="paragraph" style:parent-style-name="Standard">
      <style:text-properties fo:font-size="14pt" fo:font-style="italic" officeooo:paragraph-rsid="001e3c91" style:font-size-asian="14pt" style:font-style-asian="italic" style:font-size-complex="14pt" style:font-style-complex="italic"/>
    </style:style>
    <style:style style:name="P4" style:family="paragraph" style:parent-style-name="Standard">
      <style:text-properties fo:font-size="14pt" fo:font-style="italic" style:text-underline-style="none" officeooo:paragraph-rsid="001f5c47" style:font-size-asian="14pt" style:font-style-asian="italic" style:font-size-complex="14pt" style:font-style-complex="italic"/>
    </style:style>
    <style:style style:name="P5" style:family="paragraph" style:parent-style-name="Standard">
      <style:text-properties fo:font-size="14pt" fo:font-style="italic" style:text-underline-style="none" officeooo:paragraph-rsid="001f5c47" style:font-size-asian="14pt" style:font-style-asian="italic" style:font-size-complex="14pt" style:font-style-complex="italic"/>
    </style:style>
    <style:style style:name="P6" style:family="paragraph" style:parent-style-name="Standard">
      <style:text-properties fo:font-size="14pt" fo:font-style="italic" style:text-underline-style="none" officeooo:paragraph-rsid="00203478"/>
    </style:style>
    <style:style style:name="P7" style:family="paragraph" style:parent-style-name="Standard">
      <style:text-properties fo:font-size="14pt" fo:font-style="italic" style:text-underline-style="none" officeooo:paragraph-rsid="0021fd5c"/>
    </style:style>
    <style:style style:name="T1" style:family="text">
      <style:text-properties officeooo:rsid="001aaa5d"/>
    </style:style>
    <style:style style:name="T2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1c3f9b" style:text-blinking="false" fo:background-color="#ffffff" loext:char-shading-value="0"/>
    </style:style>
    <style:style style:name="T4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1e3c91" style:text-blinking="false" fo:background-color="#ffffff" loext:char-shading-value="0"/>
    </style:style>
    <style:style style:name="T5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1f5c47" style:text-blinking="false" fo:background-color="#ffffff" loext:char-shading-value="0"/>
    </style:style>
    <style:style style:name="T6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1f5c47" style:text-blinking="false" fo:background-color="#ffffff" loext:char-shading-value="0"/>
    </style:style>
    <style:style style:name="T7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1fa4d7" style:text-blinking="false" fo:background-color="#ffffff" loext:char-shading-value="0"/>
    </style:style>
    <style:style style:name="T8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1fa4d7" style:text-blinking="false" fo:background-color="#ffffff" loext:char-shading-value="0" style:font-size-asian="14pt" style:font-style-asian="italic" style:font-size-complex="14pt" style:font-style-complex="italic"/>
    </style:style>
    <style:style style:name="T9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212857" style:text-blinking="false" fo:background-color="#ffffff" loext:char-shading-value="0" style:font-size-asian="14pt" style:font-style-asian="italic" style:font-size-complex="14pt" style:font-style-complex="italic"/>
    </style:style>
    <style:style style:name="T10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21fd5c" style:text-blinking="false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223e4f" style:text-blinking="false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237744" style:text-blinking="false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222222" style:text-line-through-style="none" style:text-line-through-type="none" style:font-name="Arial" fo:font-size="12pt" fo:font-weight="normal" officeooo:rsid="0021fd5c" style:text-blinking="false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fo:color="#222222" style:text-line-through-style="none" style:text-line-through-type="none" style:font-name="Arial" fo:font-size="12pt" fo:font-weight="normal" officeooo:rsid="00237744" style:text-blinking="false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variant="normal" fo:text-transform="none" fo:color="#222222" style:text-line-through-style="none" style:text-line-through-type="none" style:font-name="Arial" fo:font-size="12pt" fo:font-weight="bold" officeooo:rsid="0021fd5c" style:text-blinking="false" fo:background-color="#ffffff" loext:char-shading-value="0" style:font-size-asian="10.5pt" style:font-style-asian="italic" style:font-weight-asian="bold" style:font-size-complex="12pt" style:font-style-complex="italic" style:font-weight-complex="bold"/>
    </style:style>
    <style:style style:name="T16" style:family="text">
      <style:text-properties fo:font-variant="normal" fo:text-transform="none" fo:color="#222222" style:text-line-through-style="none" style:text-line-through-type="none" style:font-name="Arial" style:text-underline-style="none" fo:font-weight="normal" officeooo:rsid="001e3c91" style:text-blinking="false" fo:background-color="#ffffff" loext:char-shading-value="0"/>
    </style:style>
    <style:style style:name="T17" style:family="text">
      <style:text-properties fo:font-variant="normal" fo:text-transform="none" fo:color="#222222" style:text-line-through-style="none" style:text-line-through-type="none" style:font-name="Arial" fo:font-weight="normal" officeooo:rsid="001f5c47" style:text-blinking="false" fo:background-color="#ffffff" loext:char-shading-value="0"/>
    </style:style>
    <style:style style:name="T18" style:family="text">
      <style:text-properties fo:font-variant="normal" fo:text-transform="none" fo:color="#222222" style:text-line-through-style="none" style:text-line-through-type="none" style:font-name="Arial" fo:font-weight="normal" officeooo:rsid="001fa4d7" style:text-blinking="false" fo:background-color="#ffffff" loext:char-shading-value="0" style:font-size-asian="14pt" style:font-style-asian="italic" style:font-size-complex="14pt" style:font-style-complex="italic"/>
    </style:style>
    <style:style style:name="T19" style:family="text">
      <style:text-properties fo:font-variant="normal" fo:text-transform="none" fo:color="#222222" style:text-line-through-style="none" style:text-line-through-type="none" style:font-name="Arial" fo:font-weight="normal" officeooo:rsid="00212857" style:text-blinking="false" fo:background-color="#ffffff" loext:char-shading-value="0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38967809-7fff-eb99-c8f4-29c1884b0169"/><text:span text:style-name="T1">1. </text:span>Что подразумевается под тестовой средой?</text:p>
      <text:p text:style-name="Standard"><text:span text:style-name="T2">- </text:span><text:span text:style-name="T3">это то, где мы выполняем тестирование. Причем эту тестовую среду необходимо </text:span><text:span text:style-name="T4">так</text:span><text:span text:style-name="T3"> настроить, чтобы нам выдавались наиболее </text:span><text:span text:style-name="T4">адекватные</text:span><text:span text:style-name="T3"> результаты, </text:span><text:span text:style-name="T4">соответствующие ожиданием требований и пользователя</text:span><text:span text:style-name="T3">. </text:span><text:span text:style-name="T4">Например настройка браузера,ВПН, скл сервер,</text:span></text:p>
      <text:p text:style-name="P3"><text:span text:style-name="T16">2.</text:span><text:bookmark text:name="docs-internal-guid-3f457c74-7fff-e469-d4b1-dff13ac20b26"/><text:span text:style-name="T16"> В чем отличие build от release?</text:span></text:p>
      <text:p text:style-name="P2"><text:span text:style-name="T4">- </text:span><text:span text:style-name="T5">Билд это версия ПО, которую нам передают разработчики, мы ее тестируем и только затем передаем уже протестированную версию клиенту, называемую Релиз.</text:span></text:p>
      <text:p text:style-name="P4"><text:span text:style-name="T17">3. </text:span><text:bookmark text:name="docs-internal-guid-0dfef910-7fff-4c9c-f214-f5ec7ad264e8"/><text:span text:style-name="T17">Основные фазы тестирования?</text:span></text:p>
      <text:p text:style-name="P4"><text:span text:style-name="T6">- </text:span><text:span text:style-name="T7">Модульное, интеграционное, системное</text:span></text:p>
      <text:p text:style-name="P6"><text:span text:style-name="T8">4. </text:span><text:bookmark text:name="docs-internal-guid-8a4a977d-7fff-3923-8607-a5a01381cd31"/><text:span text:style-name="T18">Что такое импакт анализ?</text:span></text:p>
      <text:p text:style-name="P6"><text:span text:style-name="T8">- </text:span><text:span text:style-name="T9">Ипмпакт анализ необходим, для того чтобы сократить время нашего тестирования. Он помогает сфокусироваться на тех изменениях, которые были внесены в проект, понять что нужно проверить в первую очередь и на что это изменение может повлиять, соответственно не нужно будет делать полную регрессию при выходе новой фичи. Импакт анализ можно задокументировать (например, разработчики отмечают изменения в файле эксель, в какой функциональности произошли изменения, что было добавлено и отмечают важность изменения). Мы как тестировщики проверяем то, что может повлиять на наш продукт после изменений.</text:span></text:p>
      <text:p text:style-name="P7"><text:span text:style-name="T9">5. </text:span><text:bookmark text:name="docs-internal-guid-2bd62334-7fff-5ffa-fde3-79cc2b3e5793"/><text:span text:style-name="T19">Критерии выбора тестов?</text:span></text:p>
      <text:p text:style-name="P7"><text:span text:style-name="T19">- </text:span><text:span text:style-name="T10">Определение целей и задач </text:span><text:span text:style-name="T11">тестирования. </text:span><text:span text:style-name="T12">Соответственно цели и задачи зависят от следующих факторов: </text:span><text:span text:style-name="T14">Вид разрабатываемого приложения/ информ. Системы. Объем данных и кол-во пользвателей. Взаимоотношения с разработчиками. Наличие и полнота документации. Инструментарий. Возможность посмотреть код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1T19:10:04.882470956</meta:creation-date>
    <dc:date>2021-05-07T20:08:07.628617303</dc:date>
    <meta:editing-duration>PT16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00" meta:character-count="1485" meta:non-whitespace-character-count="1295"/>
  </office:meta>
</office:document-meta>
</file>